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4a831" officeooo:paragraph-rsid="0004a831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2a00ff" style:font-name="Monospace" fo:font-size="10pt" style:font-size-asian="10pt"/>
    </style:style>
    <style:style style:name="T3" style:family="text">
      <style:text-properties fo:color="#3c3c3c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ataFile.properties</text:p>
      <text:p text:style-name="P2"/>
      <text:p text:style-name="P3"><text:span text:style-name="T1">url=</text:span><text:span text:style-name="T2">http://demo.automationtesting.in/Register.html</text:span></text:p>
      <text:p text:style-name="P3"><text:span text:style-name="T1">FirstName=</text:span><text:span text:style-name="T2">Drishti</text:span></text:p>
      <text:p text:style-name="P3"><text:span text:style-name="T1">LastName=</text:span><text:span text:style-name="T2">Talwar</text:span></text:p>
      <text:p text:style-name="P3"><text:span text:style-name="T1">Address=</text:span><text:span text:style-name="T2">Dwarka</text:span><text:span text:style-name="T3"> </text:span><text:span text:style-name="T2">Sector</text:span><text:span text:style-name="T3"> </text:span><text:span text:style-name="T2">12</text:span></text:p>
      <text:p text:style-name="P3"><text:span text:style-name="T1">EmailAddress=</text:span><text:span text:style-name="T2">drishti@gmail.com</text:span></text:p>
      <text:p text:style-name="P3"><text:span text:style-name="T1">Phone=</text:span><text:span text:style-name="T2">8989898989</text:span></text:p>
      <text:p text:style-name="P3"><text:span text:style-name="T1">Password=</text:span><text:span text:style-name="T2">drishti123</text:span></text:p>
      <text:p text:style-name="Standard"><text:span text:style-name="T1">confirmPassword=</text:span><text:span text:style-name="T2">drishti12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3:02:32.882199424</meta:creation-date>
    <dc:date>2020-04-08T23:03:24.230325017</dc:date>
    <meta:editing-duration>PT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1" meta:character-count="216" meta:non-whitespace-character-count="214"/>
  </office:meta>
</office:document-meta>
</file>